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4XExprRuntime.evaluate( OExpression oexpr , EvaluationContext evaluation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ODEDelegator.has( String name , Scriptable sta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4XExprRuntime.evaluateAsString( OExpression oexpr , EvaluationContext evalu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DEDelegator.ODEDelegator( Scriptable obj , EvaluationContext evaluationContext , SimPELExpr expr , Context c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4XExprRuntime.join( String [ ] 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DEDelegator.get( String name , Scriptable star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DEDelegator.get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Delegator.getEn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4XExprRuntime.evaluateAsBoolean( OExpression oexpr , EvaluationContext evalu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4XExprRuntime.evaluateAsDate( OExpression oExpression , EvaluationContext evalu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4XExprRuntime.evaluateAsDuration( OExpression oExpression , EvaluationContext evaluation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4XExprRuntime.getScope( Context cx , OExpression oexp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4XExprRuntime.evaluateNode( OExpression oExpression , EvaluationContext evalu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Delegator.put( String name , Scriptable star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DEDelegator.setXmlLib( XMLLib _xmlLi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4XExprRuntime.initializ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4XExprRuntime.evaluateAsNumber( OExpression oExpression , EvaluationContext evalu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